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bbb" officeooo:paragraph-rsid="0005a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2:41:29.982257447</meta:creation-date>
    <dc:date>2019-11-26T23:24:12.149839046</dc:date>
    <meta:editing-duration>PT2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